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-top="0.99pt double #000000" fo:border-bottom="0.06pt solid #000000" fo:border-left="none" fo:border-right="2.01pt dashed #000000" style:border-line-width-top="0.026cm 0.035cm 0.053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08:52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